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252525" style:font-name="Times New Roman" fo:font-size="12pt" fo:letter-spacing="normal" fo:font-style="normal" fo:font-weight="normal" officeooo:rsid="00108599" style:font-size-asian="12pt" style:font-size-complex="12pt"/>
    </style:style>
    <style:style style:name="P3" style:family="paragraph" style:parent-style-name="Standard">
      <style:text-properties style:font-name="Times New Roman" fo:font-size="12pt" officeooo:rsid="001ef237" officeooo:paragraph-rsid="0011fe01" style:font-size-asian="12pt" style:font-name-complex="Calibri" style:font-size-complex="12pt"/>
    </style:style>
    <style:style style:name="P4" style:family="paragraph" style:parent-style-name="Standard">
      <style:text-properties style:font-name="Times New Roman" fo:font-size="12pt" officeooo:rsid="00201bc2" officeooo:paragraph-rsid="000dcd5b" style:font-size-asian="12pt" style:font-size-complex="12pt"/>
    </style:style>
    <style:style style:name="P5" style:family="paragraph" style:parent-style-name="Standard">
      <style:text-properties style:font-name="Times New Roman" fo:font-size="12pt" officeooo:rsid="001ef237" officeooo:paragraph-rsid="000dcd5b" style:font-size-asian="12pt" style:font-size-complex="12pt"/>
    </style:style>
    <style:style style:name="P6" style:family="paragraph" style:parent-style-name="Standard">
      <style:text-properties style:font-name="Times New Roman" fo:font-size="12pt" officeooo:rsid="001ef237" officeooo:paragraph-rsid="000ed49e" style:font-size-asian="12pt" style:font-size-complex="12pt"/>
    </style:style>
    <style:style style:name="P7" style:family="paragraph" style:parent-style-name="Standard">
      <style:text-properties style:font-name="Times New Roman" fo:font-size="12pt" officeooo:rsid="001ef237" officeooo:paragraph-rsid="0013b909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0efad6" style:font-size-asian="12pt" style:font-size-complex="12pt"/>
    </style:style>
    <style:style style:name="P9" style:family="paragraph" style:parent-style-name="Standard">
      <style:text-properties fo:font-variant="normal" fo:text-transform="none" fo:color="#252525" style:font-name="Times New Roman" fo:font-size="12pt" fo:letter-spacing="normal" fo:font-style="normal" fo:font-weight="normal" officeooo:rsid="000efad6" officeooo:paragraph-rsid="000efad6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21e477"/>
    </style:style>
    <style:style style:name="T2" style:family="text">
      <style:text-properties fo:font-variant="normal" fo:text-transform="none" fo:color="#252525" fo:letter-spacing="normal" fo:font-style="normal" fo:font-weight="normal"/>
    </style:style>
    <style:style style:name="T3" style:family="text">
      <style:text-properties officeooo:rsid="000efad6"/>
    </style:style>
    <style:style style:name="T4" style:family="text">
      <style:text-properties officeooo:rsid="0013b909"/>
    </style:style>
    <style:style style:name="T5" style:family="text">
      <style:text-properties style:font-name-complex="Calibri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<text:span text:style-name="T3">I</text:span>. <text:span text:style-name="T1">Create a topology of 8 nodes (n0, n1, n2, n3, n4, n5,n6,n7), <text:s/>as shown in figure below:</text:span></text:p>
      <text:p text:style-name="P4"/>
      <text:p text:style-name="P4">// <text:s text:c="2"/>Wifi 10.1.3.0</text:p>
      <text:p text:style-name="P4">// <text:s text:c="16"/>AP</text:p>
      <text:p text:style-name="P4">// <text:s/>* <text:s text:c="3"/>* <text:s text:c="3"/>* <text:s text:c="3"/>*</text:p>
      <text:p text:style-name="P4">// <text:s/>| <text:s text:c="3"/>| <text:s text:c="3"/>| <text:s text:c="3"/>| <text:s text:c="3"/>10.1.1.0</text:p>
      <text:p text:style-name="P4">// n5 <text:s text:c="2"/>n6 <text:s text:c="2"/>n7 <text:s text:c="2"/>n0 -------------- n1 <text:s text:c="2"/>n2 <text:s text:c="2"/>n3 <text:s text:c="2"/>n4</text:p>
      <text:p text:style-name="P4">// <text:s text:c="18"/>point-to-point <text:s/>| <text:s text:c="3"/>| <text:s text:c="3"/>| <text:s text:c="3"/>|</text:p>
      <text:p text:style-name="P4">// <text:s text:c="34"/>================</text:p>
      <text:p text:style-name="P4">// <text:s text:c="36"/>LAN 10.1.2.0</text:p>
      <text:p text:style-name="P5"/>
      <text:p text:style-name="P5"/>
      <text:p text:style-name="P7"><text:span text:style-name="T4">Generate appropriate data from the nodes. <text:s/></text:span>Calculate average throughput and delay in the network. <text:s/><text:span text:style-name="T5">Use a <text:s/>Flow monitor to monitor losses at n2. Draw a graph of percentage loss as a function of time for the duration of simulation.</text:span></text:p>
      <text:p text:style-name="P3">Give an explanation for results you find. </text:p>
      <text:p text:style-name="P6"/>
      <text:p text:style-name="P8"/>
      <text:p text:style-name="P8"><text:span text:style-name="T3">II. </text:span><text:span text:style-name="T2">Setup a 5x5 wireless adhoc network with a grid. You may use examples/wireless/wifi-simple-adhoc-grid.cc as a base.</text:span></text:p>
      <text:list xml:id="list1733424896" text:style-name="L1">
        <text:list-item>
          <text:list>
            <text:list-item>
              <text:p text:style-name="P10"><text:span text:style-name="T4">Use flooding approach to send data from source to sink</text:span>.</text:p>
            </text:list-item>
            <text:list-item>
              <text:p text:style-name="P10">Setup three UDP traffic flows, one along each diagonal and one along the middle (at high rates of transmission).</text:p>
            </text:list-item>
            <text:list-item>
              <text:p text:style-name="P10">Setup the ns-3 flow monitor for each of these flows.</text:p>
            </text:list-item>
            <text:list-item>
              <text:p text:style-name="P10">Now schedule each of the flows at times 1s, 1.5s, and 2s.</text:p>
            </text:list-item>
            <text:list-item>
              <text:p text:style-name="P10">Now using the flow monitor, observe the throughput of each of the UDP flows. </text:p>
            </text:list-item>
            <text:list-item>
              <text:p text:style-name="P10">Now repeat the experiment with RTS/CTS enabled on the wifi devices.</text:p>
            </text:list-item>
            <text:list-item>
              <text:p text:style-name="P10">Show the difference in throughput and packet drops if any.</text:p>
            </text:list-item>
          </text:list>
        </text:list-item>
      </text:list>
      <text:p text:style-name="P2"/>
      <text:p text:style-name="P1"><text:line-break/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1:16:20.378235875</meta:creation-date>
    <dc:date>2019-10-30T10:54:01.978507809</dc:date>
    <meta:editing-duration>PT2H51M1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11" meta:character-count="1274" meta:non-whitespace-character-count="930"/>
  </office:meta>
</office:document-meta>
</file>